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5f05" officeooo:paragraph-rsid="00105f05"/>
    </style:style>
    <style:style style:name="P2" style:family="paragraph" style:parent-style-name="Standard">
      <style:text-properties officeooo:rsid="00105f05" officeooo:paragraph-rsid="00105f05"/>
    </style:style>
    <style:style style:name="P3" style:family="paragraph" style:parent-style-name="Standard">
      <style:text-properties officeooo:rsid="0012d0b1" officeooo:paragraph-rsid="0012d0b1"/>
    </style:style>
    <style:style style:name="P4" style:family="paragraph" style:parent-style-name="Standard">
      <style:text-properties officeooo:rsid="00147a56" officeooo:paragraph-rsid="00147a56"/>
    </style:style>
    <style:style style:name="P5" style:family="paragraph" style:parent-style-name="Standard">
      <style:text-properties officeooo:rsid="0015b99b" officeooo:paragraph-rsid="0015b99b"/>
    </style:style>
    <style:style style:name="P6" style:family="paragraph" style:parent-style-name="Standard">
      <style:text-properties officeooo:rsid="0015da3d" officeooo:paragraph-rsid="0015da3d"/>
    </style:style>
    <style:style style:name="P7" style:family="paragraph" style:parent-style-name="Standard">
      <style:text-properties officeooo:rsid="00178512" officeooo:paragraph-rsid="00178512"/>
    </style:style>
    <style:style style:name="P8" style:family="paragraph" style:parent-style-name="Standard">
      <style:text-properties officeooo:rsid="00186e50" officeooo:paragraph-rsid="00186e50"/>
    </style:style>
    <style:style style:name="P9" style:family="paragraph" style:parent-style-name="Standard">
      <style:text-properties officeooo:rsid="0019aebc" officeooo:paragraph-rsid="0019aebc"/>
    </style:style>
    <style:style style:name="T1" style:family="text">
      <style:text-properties officeooo:rsid="0012d0b1"/>
    </style:style>
    <style:style style:name="T2" style:family="text">
      <style:text-properties officeooo:rsid="0015b99b"/>
    </style:style>
    <style:style style:name="T3" style:family="text">
      <style:text-properties officeooo:rsid="0015da3d"/>
    </style:style>
    <style:style style:name="T4" style:family="text">
      <style:text-properties officeooo:rsid="0019ae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NDLER- helps manage diff<text:span text:style-name="T1">erent</text:span> dependancies for ruby projects. The <text:span text:style-name="T1">(</text:span>ruby gems and <text:s/>gem versions<text:span text:style-name="T1">) are the dependancies declared</text:span> in the Gemfile <text:span text:style-name="T1">at the root of your application</text:span>.</text:p>
      <text:p text:style-name="P1"/>
      <text:p text:style-name="P3">In the Gemfile, the first thing is the source where you will get the gems from, then the list of gems and their gem versions.</text:p>
      <text:p text:style-name="P3"/>
      <text:p text:style-name="P3">To view the gems within your application type in the cmd $gem list</text:p>
      <text:p text:style-name="P1"/>
      <text:p text:style-name="P3">Bundler declares your gem environment to be separate from the rest of the gems and only load the ones specified inside the gemfile.</text:p>
      <text:p text:style-name="P3"/>
      <text:p text:style-name="P4">Within the Gemfile the gem is specified with the version right after the name this method of specifying the gem name with the version is called semantic versioning.</text:p>
      <text:p text:style-name="P1"/>
      <text:p text:style-name="P1"/>
      <text:p text:style-name="P4">SEMANTIC VERSIONING- each version number has a MAJOR.MINOR.PATCH.</text:p>
      <text:p text:style-name="P4"/>
      <text:p text:style-name="P4"><text:span text:style-name="T2">Major version- Can be changing the method name of a Gem.</text:span> </text:p>
      <text:p text:style-name="P5">Minor version- Adding functionality in a backwards-compatible manner.</text:p>
      <text:p text:style-name="P5">Patch version-making backward compatible bug fixes.</text:p>
      <text:p text:style-name="P5"/>
      <text:p text:style-name="P5"/>
      <text:p text:style-name="P5">Within the Gemfile, You can specify a gem in <text:span text:style-name="T3">the following</text:span> ways;</text:p>
      <text:p text:style-name="P5"/>
      <text:p text:style-name="P5">gem 'rails' , '4.1.8.rc2' #downloads the exact version specified</text:p>
      <text:p text:style-name="P5">gem 'rails' #downloads the latest version</text:p>
      <text:p text:style-name="P5">gem 'rails', '=&gt;1.6.1' #downloads a version &gt;= 1.6.1 but &lt; 1.7.8</text:p>
      <text:p text:style-name="P5"/>
      <text:p text:style-name="P5"/>
      <text:p text:style-name="P5">Once the gems are specified run the command $bundle install</text:p>
      <text:p text:style-name="P5"/>
      <text:p text:style-name="P5">When <text:s/>a new ruby on rails project is created, bunlder runs automatically.</text:p>
      <text:p text:style-name="P5"/>
      <text:p text:style-name="P6">Different groups can be used in bundler.</text:p>
      <text:p text:style-name="P6"/>
      <text:p text:style-name="P6">BUNDLE INSTALL has different options;</text:p>
      <text:p text:style-name="P6"><text:s/></text:p>
      <text:p text:style-name="P6">---binstubs generates different binaries for the gems specified in your application.</text:p>
      <text:p text:style-name="P6"/>
      <text:p text:style-name="P6">If you want to execute something within the context of the bundle you write bunlde exec.</text:p>
      <text:p text:style-name="P7">You can do a bunlde install and tell bunlder the path to use.</text:p>
      <text:p text:style-name="P7"/>
      <text:p text:style-name="P8">The command $bundle install –path=vendor/bundle</text:p>
      <text:p text:style-name="P8">creates a new directory called bundle <text:span text:style-name="T4">in the vendor folder.. it will mimic the ruby gem directory inside the vendor <text:s/>bundle directory. The gems are now kept within the application.</text:span></text:p>
      <text:p text:style-name="P8"/>
      <text:p text:style-name="P9">The bundler keeps track of all the different dependancies in the gemfile.lock</text:p>
      <text:p text:style-name="P9"/>
      <text:p text:style-name="P9">You can also update your gems With the command $bundle update</text:p>
      <text:p text:style-name="P9"/>
      <text:p text:style-name="P9">If you want to create your own application using bundler.. you can use bunlder.setup comm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22:37:01.198629059</meta:creation-date>
    <dc:date>2016-01-15T17:18:17.128031077</dc:date>
    <meta:editing-duration>PT26M15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26" meta:word-count="335" meta:character-count="2036" meta:non-whitespace-character-count="1722"/>
  </office:meta>
</office:document-meta>
</file>